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8e681" officeooo:paragraph-rsid="0018e681"/>
    </style:style>
    <style:style style:name="P2" style:family="paragraph" style:parent-style-name="Standard">
      <style:text-properties officeooo:rsid="0018e681" officeooo:paragraph-rsid="0018e681"/>
    </style:style>
    <style:style style:name="P3" style:family="paragraph" style:parent-style-name="Standard">
      <style:text-properties officeooo:paragraph-rsid="0018e681"/>
    </style:style>
    <style:style style:name="P4" style:family="paragraph" style:parent-style-name="Standard">
      <style:text-properties style:text-underline-style="solid" style:text-underline-width="auto" style:text-underline-color="font-color" officeooo:rsid="0019d7da" officeooo:paragraph-rsid="0019d7da"/>
    </style:style>
    <style:style style:name="P5" style:family="paragraph" style:parent-style-name="Standard">
      <style:text-properties officeooo:rsid="0019d7da" officeooo:paragraph-rsid="0019d7da"/>
    </style:style>
    <style:style style:name="T1" style:family="text">
      <style:text-properties officeooo:rsid="0018e681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19d7da"/>
    </style:style>
    <style:style style:name="T5" style:family="text">
      <style:text-properties style:font-name="Liberation Serif1" officeooo:rsid="001b6c35"/>
    </style:style>
    <style:style style:name="T6" style:family="text">
      <style:text-properties style:font-name="Liberation Serif1" officeooo:rsid="0018e681"/>
    </style:style>
    <style:style style:name="T7" style:family="text">
      <style:text-properties style:font-name="Liberation Serif" officeooo:rsid="0018e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gilia</text:p>
      <text:p text:style-name="P2">* Letanías de los santos - Gregoriano</text:p>
      <text:p text:style-name="P3"><text:span text:style-name="T1">* Te deum – Charpentier</text:span></text:p>
      <text:p text:style-name="P2">* Kyrie (Missa Regina C<text:span text:style-name="T2">œ</text:span><text:span text:style-name="T3">li – William John Marsh</text:span>)</text:p>
      <text:p text:style-name="P2">* Sección instrumental</text:p>
      <text:p text:style-name="P2">* Gloria (Missa Regina C<text:span text:style-name="T2">œ</text:span><text:span text:style-name="T3">li – William John Marsh</text:span>)</text:p>
      <text:p text:style-name="P2">* Aleluya - Gregoriano</text:p>
      <text:p text:style-name="P2">* Confitemini - Gregoriano</text:p>
      <text:p text:style-name="P2">* Tracto - Gregoriano</text:p>
      <text:p text:style-name="P2">* Ofertorio:</text:p>
      <text:p text:style-name="P2"><text:tab/>Tolite hóstias – Camille Saint-Saëns</text:p>
      <text:p text:style-name="P2">* Sanctus (Missa Regina C<text:span text:style-name="T2">œ</text:span><text:span text:style-name="T3">li – William John Marsh</text:span>)</text:p>
      <text:p text:style-name="P2">* Canon – Sección instrumenta (Coral de la cantata 147 - Johan Sebastian Bach)</text:p>
      <text:p text:style-name="P2">* Comunión:</text:p>
      <text:p text:style-name="P2"><text:tab/>Regina C<text:span text:style-name="T2">œ</text:span><text:span text:style-name="T3">li – Johann Nepomuk Skraup</text:span></text:p>
      <text:p text:style-name="P2"><text:span text:style-name="T3"><text:tab/>Sub tuum pr</text:span><text:span text:style-name="T2">æ</text:span><text:span text:style-name="T3">sidium – </text:span><text:span text:style-name="T4">Rolando Budini</text:span></text:p>
      <text:p text:style-name="P2"><text:span text:style-name="T4"/></text:p>
      <text:p text:style-name="P4"><text:span text:style-name="T3">Laudes</text:span></text:p>
      <text:p text:style-name="P5"><text:span text:style-name="T3">* Ludate:</text:span></text:p>
      <text:p text:style-name="P5"><text:span text:style-name="T3"><text:tab/>Antífona: Aleluia - </text:span><text:span text:style-name="T5">Gregoriano</text:span></text:p>
      <text:p text:style-name="P5"><text:span text:style-name="T3"><text:tab/>Salmo - </text:span><text:span text:style-name="T5">Gregoriano</text:span></text:p>
      <text:p text:style-name="P5"><text:span text:style-name="T3"><text:tab/>Antífona: Aleluia - </text:span><text:span text:style-name="T5">Gregoriano</text:span></text:p>
      <text:p text:style-name="P5"><text:span text:style-name="T3">* Benedictus:</text:span></text:p>
      <text:p text:style-name="P5"><text:span text:style-name="T3"><text:tab/>Antífona - </text:span><text:span text:style-name="T5">Gregoriano</text:span></text:p>
      <text:p text:style-name="P5"><text:span text:style-name="T3"><text:tab/>Cántico de Zacarías - </text:span><text:span text:style-name="T5">Gregoriano</text:span></text:p>
      <text:p text:style-name="P5"><text:span text:style-name="T3"><text:tab/>Antífona - </text:span><text:span text:style-name="T5">Gregoriano</text:span></text:p>
      <text:p text:style-name="P5"><text:span text:style-name="T3"/></text:p>
      <text:p text:style-name="P5"><text:span text:style-name="T3">*Ite misa est - </text:span><text:span text:style-name="T5">Gregoriano</text:span></text:p>
      <text:p text:style-name="P5"><text:span text:style-name="T3">* Regina </text:span><text:span text:style-name="T6">C</text:span><text:span text:style-name="T7">œ</text:span><text:span text:style-name="T6">li </text:span><text:span text:style-name="T3">Jubila - Michael Praetoriu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1:38:03.866728966</meta:creation-date>
    <dc:date>2025-04-15T14:15:43.324362313</dc:date>
    <meta:editing-duration>PT2H12M1S</meta:editing-duration>
    <meta:editing-cycles>2</meta:editing-cycles>
    <meta:generator>LibreOffice/24.8.6.2$Linux_X86_64 LibreOffice_project/480$Build-2</meta:generator>
    <meta:document-statistic meta:table-count="0" meta:image-count="0" meta:object-count="0" meta:page-count="1" meta:paragraph-count="27" meta:word-count="121" meta:character-count="768" meta:non-whitespace-character-count="657"/>
  </office:meta>
</office:document-meta>
</file>